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 Flow</text:p>
          </table:table-cell>
          <table:table-cell table:number-columns-repeated="3"/>
          <table:table-cell office:value-type="string" calcext:value-type="string">
            <text:p>Schedule Gene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u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Horizo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p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97.29" calcext:value-type="float">
            <text:p>297.29</text:p>
          </table:table-cell>
          <table:table-cell office:value-type="float" office:value="1532.6" calcext:value-type="float">
            <text:p>1532.6</text:p>
          </table:table-cell>
          <table:table-cell office:value-type="string" calcext:value-type="string">
            <text:p>Did not Finish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1.67" calcext:value-type="float">
            <text:p>1.67</text:p>
          </table:table-cell>
          <table:table-cell office:value-type="float" office:value="256.42" calcext:value-type="float">
            <text:p>25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513" calcext:value-type="float">
            <text:p>513</text:p>
          </table:table-cell>
          <table:table-cell office:value-type="float" office:value="1424.5" calcext:value-type="float">
            <text:p>1424.5</text:p>
          </table:table-cell>
          <table:table-cell office:value-type="string" calcext:value-type="string">
            <text:p>Did not Finish</text:p>
          </table:table-cell>
          <table:table-cell office:value-type="string" calcext:value-type="string">
            <text:p>-</text:p>
          </table:table-cell>
          <table:table-cell office:value-type="float" office:value="325" calcext:value-type="float">
            <text:p>325</text:p>
          </table:table-cell>
          <table:table-cell office:value-type="float" office:value="802" calcext:value-type="float">
            <text:p>802</text:p>
          </table:table-cell>
          <table:table-cell office:value-type="float" office:value="1222.5" calcext:value-type="float">
            <text:p>1222.5</text:p>
          </table:table-cell>
          <table:table-cell office:value-type="float" office:value="2805.5" calcext:value-type="float">
            <text:p>2805.5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hedule Gen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dules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Horizon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Network Flow 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7.74" calcext:value-type="float">
            <text:p>7.74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Personal BB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356" calcext:value-type="float">
            <text:p>356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DayHorizon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hi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 office:value-type="float" office:value="0.65" calcext:value-type="float">
            <text:p>0.65</text:p>
          </table:table-cell>
          <table:table-cell office:value-type="float" office:value="6.48166488017887" calcext:value-type="float">
            <text:p>6.48166488017887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bj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0:23:26.822213882</meta:creation-date>
    <dc:date>2020-05-08T21:12:16.406118735</dc:date>
    <meta:editing-duration>PT27M27S</meta:editing-duration>
    <meta:editing-cycles>5</meta:editing-cycles>
    <meta:generator>LibreOffice/6.0.7.3$Linux_X86_64 LibreOffice_project/00m0$Build-3</meta:generator>
    <meta:document-statistic meta:table-count="1" meta:cell-count="82" meta:object-count="0"/>
  </office:meta>
</office:document-meta>
</file>